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sans-serif" svg:font-family="sans-serif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1009d8" officeooo:paragraph-rsid="001009d8"/>
    </style:style>
    <style:style style:name="P3" style:family="paragraph" style:parent-style-name="Table_20_Contents">
      <style:text-properties officeooo:rsid="003d224e" officeooo:paragraph-rsid="003d224e"/>
    </style:style>
    <style:style style:name="P4" style:family="paragraph" style:parent-style-name="Table_20_Contents">
      <style:text-properties officeooo:rsid="004e6b7f" officeooo:paragraph-rsid="004e6b7f"/>
    </style:style>
    <style:style style:name="P5" style:family="paragraph" style:parent-style-name="Table_20_Contents">
      <style:text-properties officeooo:rsid="00526561" officeooo:paragraph-rsid="00526561"/>
    </style:style>
    <style:style style:name="P6" style:family="paragraph" style:parent-style-name="Table_20_Contents">
      <style:text-properties officeooo:rsid="00540dc4" officeooo:paragraph-rsid="00540dc4"/>
    </style:style>
    <style:style style:name="P7" style:family="paragraph" style:parent-style-name="Table_20_Contents">
      <style:text-properties officeooo:rsid="00636795" officeooo:paragraph-rsid="00636795"/>
    </style:style>
    <style:style style:name="P8" style:family="paragraph" style:parent-style-name="Table_20_Contents">
      <style:text-properties officeooo:rsid="0064e8d0" officeooo:paragraph-rsid="0064e8d0"/>
    </style:style>
    <style:style style:name="P9" style:family="paragraph" style:parent-style-name="Table_20_Contents">
      <style:text-properties officeooo:rsid="0064e8d0" officeooo:paragraph-rsid="00554d90"/>
    </style:style>
    <style:style style:name="P10" style:family="paragraph" style:parent-style-name="Table_20_Contents">
      <style:text-properties style:font-name="Liberation Serif" fo:font-size="12pt" officeooo:paragraph-rsid="0064e8d0" style:font-size-asian="12pt" style:font-size-complex="12pt"/>
    </style:style>
    <style:style style:name="P11" style:family="paragraph" style:parent-style-name="Text_20_body">
      <style:text-properties officeooo:rsid="000b7f08" officeooo:paragraph-rsid="000b7f08"/>
    </style:style>
    <style:style style:name="P12" style:family="paragraph" style:parent-style-name="Text_20_body">
      <style:paragraph-properties fo:text-align="center" style:justify-single-word="false"/>
      <style:text-properties officeooo:rsid="000b7f08" officeooo:paragraph-rsid="000b7f08"/>
    </style:style>
    <style:style style:name="P13" style:family="paragraph" style:parent-style-name="Text_20_body">
      <style:text-properties officeooo:rsid="001009d8" officeooo:paragraph-rsid="001009d8"/>
    </style:style>
    <style:style style:name="P14" style:family="paragraph" style:parent-style-name="Text_20_body">
      <style:text-properties officeooo:paragraph-rsid="001009d8"/>
    </style:style>
    <style:style style:name="P15" style:family="paragraph" style:parent-style-name="Text_20_body">
      <style:text-properties officeooo:rsid="0011f55d" officeooo:paragraph-rsid="0011f55d"/>
    </style:style>
    <style:style style:name="P16" style:family="paragraph" style:parent-style-name="Text_20_body">
      <style:text-properties officeooo:paragraph-rsid="0011f55d"/>
    </style:style>
    <style:style style:name="P17" style:family="paragraph" style:parent-style-name="Text_20_body">
      <style:text-properties fo:font-size="16pt" style:font-size-asian="16pt" style:font-size-complex="16pt"/>
    </style:style>
    <style:style style:name="P18" style:family="paragraph" style:parent-style-name="Text_20_body">
      <style:paragraph-properties fo:text-align="center" style:justify-single-word="false"/>
      <style:text-properties fo:font-size="16pt" officeooo:rsid="000b7f08" officeooo:paragraph-rsid="004e6b7f" style:font-size-asian="16pt" style:font-size-complex="16pt"/>
    </style:style>
    <style:style style:name="P19" style:family="paragraph" style:parent-style-name="Text_20_body">
      <style:text-properties officeooo:rsid="005829f1" officeooo:paragraph-rsid="005829f1"/>
    </style:style>
    <style:style style:name="P20" style:family="paragraph" style:parent-style-name="Text_20_body">
      <style:text-properties officeooo:rsid="005df793" officeooo:paragraph-rsid="005df793"/>
    </style:style>
    <style:style style:name="P21" style:family="paragraph" style:parent-style-name="Text_20_body">
      <style:text-properties officeooo:rsid="005ea7c3" officeooo:paragraph-rsid="005ea7c3"/>
    </style:style>
    <style:style style:name="P22" style:family="paragraph" style:parent-style-name="Text_20_body">
      <style:text-properties fo:language="fr" fo:country="FR" officeooo:paragraph-rsid="001009d8"/>
    </style:style>
    <style:style style:name="P23" style:family="paragraph" style:parent-style-name="Standard">
      <style:text-properties style:font-name="DejaVu Serif" fo:font-size="12pt" fo:font-weight="normal" officeooo:rsid="000f1607" officeooo:paragraph-rsid="000f1607" style:font-name-asian="DejaVu Sans" style:font-size-asian="12pt" style:font-weight-asian="normal" style:font-name-complex="DejaVu Sans" style:font-size-complex="12pt" style:font-weight-complex="normal"/>
    </style:style>
    <style:style style:name="P24" style:family="paragraph" style:parent-style-name="Standard">
      <style:paragraph-properties>
        <style:tab-stops/>
      </style:paragraph-properties>
      <style:text-properties fo:language="fr" fo:country="FR" officeooo:paragraph-rsid="000fbec0"/>
    </style:style>
    <style:style style:name="P25" style:family="paragraph" style:parent-style-name="Standard">
      <style:text-properties style:font-name="sans-serif" fo:font-size="13.5pt" fo:font-weight="normal" officeooo:rsid="00636795" officeooo:paragraph-rsid="00636795" style:font-name-asian="DejaVu Sans" style:font-size-asian="12pt" style:font-weight-asian="normal" style:font-name-complex="DejaVu Sans" style:font-size-complex="12pt" style:font-weight-complex="normal"/>
    </style:style>
    <style:style style:name="P26" style:family="paragraph" style:parent-style-name="Title">
      <style:text-properties fo:font-size="32pt" officeooo:paragraph-rsid="004e6b7f" style:font-size-asian="32pt" style:font-size-complex="32pt"/>
    </style:style>
    <style:style style:name="P27" style:family="paragraph" style:parent-style-name="Title">
      <style:text-properties fo:font-size="32pt" officeooo:rsid="00147c87" officeooo:paragraph-rsid="00521ea8" style:font-size-asian="32pt" style:font-size-complex="32pt"/>
    </style:style>
    <style:style style:name="P28" style:family="paragraph" style:parent-style-name="Title">
      <style:text-properties style:font-name="Liberation Sans" fo:font-size="32pt" fo:font-weight="bold" officeooo:rsid="00521ea8" officeooo:paragraph-rsid="00521ea8" style:font-name-asian="DejaVu Sans" style:font-size-asian="32pt" style:font-weight-asian="bold" style:font-name-complex="DejaVu Sans" style:font-size-complex="32pt" style:font-weight-complex="bold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Heading_20_1">
      <style:text-properties officeooo:rsid="001009d8" officeooo:paragraph-rsid="001009d8"/>
    </style:style>
    <style:style style:name="P34" style:family="paragraph" style:parent-style-name="Heading_20_1">
      <style:text-properties officeooo:rsid="0011f55d" officeooo:paragraph-rsid="0011f55d"/>
    </style:style>
    <style:style style:name="P35" style:family="paragraph" style:parent-style-name="Heading_20_1">
      <style:paragraph-properties fo:break-before="page"/>
      <style:text-properties officeooo:rsid="000b7f08" officeooo:paragraph-rsid="000b7f08"/>
    </style:style>
    <style:style style:name="P36" style:family="paragraph" style:parent-style-name="Heading_20_2">
      <style:text-properties style:font-name="Liberation Sans" fo:font-size="16.1000003814697pt" fo:font-weight="bold" officeooo:rsid="000f1607" officeooo:paragraph-rsid="000f1607" style:font-name-asian="DejaVu Sans" style:font-size-asian="16.1000003814697pt" style:font-weight-asian="bold" style:font-name-complex="DejaVu Sans" style:font-size-complex="16.1000003814697pt" style:font-weight-complex="bold"/>
    </style:style>
    <style:style style:name="P37" style:family="paragraph" style:parent-style-name="Heading_20_2">
      <style:text-properties officeooo:rsid="001009d8" officeooo:paragraph-rsid="001009d8"/>
    </style:style>
    <style:style style:name="P38" style:family="paragraph" style:parent-style-name="Heading_20_2">
      <style:text-properties officeooo:rsid="0011f55d" officeooo:paragraph-rsid="0011f55d"/>
    </style:style>
    <style:style style:name="P39" style:family="paragraph" style:parent-style-name="Heading_20_3">
      <style:text-properties officeooo:rsid="000fbec0" officeooo:paragraph-rsid="000fbec0"/>
    </style:style>
    <style:style style:name="P40" style:family="paragraph" style:parent-style-name="Heading_20_3">
      <style:text-properties officeooo:rsid="001009d8" officeooo:paragraph-rsid="001009d8"/>
    </style:style>
    <style:style style:name="P41" style:family="paragraph" style:parent-style-name="Table_20_Contents">
      <style:text-properties officeooo:rsid="003d224e" officeooo:paragraph-rsid="0066be65"/>
    </style:style>
    <style:style style:name="P42" style:family="paragraph" style:parent-style-name="Table_20_Contents">
      <style:text-properties style:font-name="Liberation Serif" fo:font-size="12pt" officeooo:paragraph-rsid="0066be65" style:font-size-asian="12pt" style:font-size-complex="12pt"/>
    </style:style>
    <style:style style:name="P43" style:family="paragraph" style:parent-style-name="Table_20_Contents">
      <style:text-properties officeooo:rsid="0066be65" officeooo:paragraph-rsid="0066be65"/>
    </style:style>
    <style:style style:name="P44" style:family="paragraph" style:parent-style-name="Text_20_body" style:list-style-name="L1">
      <style:text-properties officeooo:rsid="0011f55d" officeooo:paragraph-rsid="0011f55d"/>
    </style:style>
    <style:style style:name="P45" style:family="paragraph" style:parent-style-name="Text_20_body" style:list-style-name="L1">
      <style:text-properties officeooo:rsid="004b00b1" officeooo:paragraph-rsid="004b00b1"/>
    </style:style>
    <style:style style:name="P46" style:family="paragraph">
      <loext:graphic-properties draw:fill-color="#2ffff1"/>
    </style:style>
    <style:style style:name="P47" style:family="paragraph">
      <loext:graphic-properties draw:fill-color="#ff972f"/>
    </style:style>
    <style:style style:name="P48" style:family="paragraph">
      <loext:graphic-properties draw:fill-color="#eb2fff"/>
    </style:style>
    <style:style style:name="P49" style:family="paragraph">
      <loext:graphic-properties draw:fill-color="#f90738"/>
    </style:style>
    <style:style style:name="P50" style:family="paragraph">
      <loext:graphic-properties draw:fill-color="#fffd2f"/>
    </style:style>
    <style:style style:name="T1" style:family="text">
      <style:text-properties style:font-name="Liberation Sans"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2" style:family="text">
      <style:text-properties style:font-name="Liberation Sans" fo:font-size="16.1000003814697pt" fo:font-weight="bold" officeooo:rsid="000f1607" style:font-name-asian="DejaVu Sans" style:font-size-asian="16.1000003814697pt" style:font-weight-asian="bold" style:font-name-complex="DejaVu Sans" style:font-size-complex="16.1000003814697pt" style:font-weight-complex="bold"/>
    </style:style>
    <style:style style:name="T3" style:family="text">
      <style:text-properties style:font-name="Liberation Sans" fo:font-weight="bold" officeooo:rsid="00521ea8" style:font-name-asian="DejaVu Sans" style:font-weight-asian="bold" style:font-name-complex="DejaVu Sans" style:font-weight-complex="bold"/>
    </style:style>
    <style:style style:name="T4" style:family="text">
      <style:text-properties officeooo:rsid="0011f55d"/>
    </style:style>
    <style:style style:name="T5" style:family="text">
      <style:text-properties officeooo:rsid="00218c18"/>
    </style:style>
    <style:style style:name="T6" style:family="text">
      <style:text-properties officeooo:rsid="0024df9a"/>
    </style:style>
    <style:style style:name="T7" style:family="text">
      <style:text-properties officeooo:rsid="00361101"/>
    </style:style>
    <style:style style:name="T8" style:family="text">
      <style:text-properties officeooo:rsid="00466a75"/>
    </style:style>
    <style:style style:name="T9" style:family="text">
      <style:text-properties officeooo:rsid="00496a5e"/>
    </style:style>
    <style:style style:name="T10" style:family="text">
      <style:text-properties officeooo:rsid="004b00b1"/>
    </style:style>
    <style:style style:name="T11" style:family="text">
      <style:text-properties officeooo:rsid="004e6b7f"/>
    </style:style>
    <style:style style:name="T12" style:family="text">
      <style:text-properties officeooo:rsid="00526561"/>
    </style:style>
    <style:style style:name="T13" style:family="text">
      <style:text-properties officeooo:rsid="005ac85c"/>
    </style:style>
    <style:style style:name="T14" style:family="text">
      <style:text-properties officeooo:rsid="00636795"/>
    </style:style>
    <style:style style:name="T15" style:family="text">
      <style:text-properties officeooo:rsid="0064e8d0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64e8d0"/>
    </style:style>
    <style:style style:name="T18" style:family="text">
      <style:text-properties officeooo:rsid="0066be6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2ffff1" draw:textarea-horizontal-align="justify" draw:textarea-vertical-align="middle" draw:auto-grow-height="false" fo:min-height="29.7cm" fo:min-width="1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972f" draw:textarea-horizontal-align="justify" draw:textarea-vertical-align="middle" draw:auto-grow-height="false" fo:min-height="29.7cm" fo:min-width="1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eb2fff" draw:textarea-horizontal-align="justify" draw:textarea-vertical-align="middle" draw:auto-grow-height="false" fo:min-height="29.7cm" fo:min-width="1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90738" draw:textarea-horizontal-align="justify" draw:textarea-vertical-align="middle" draw:auto-grow-height="false" fo:min-height="29.7cm" fo:min-width="1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fd2f" draw:textarea-horizontal-align="justify" draw:textarea-vertical-align="middle" draw:auto-grow-height="false" fo:min-height="29.7cm" fo:min-width="1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055cm" fo:min-width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custom-shape text:anchor-type="paragraph" draw:z-index="4" draw:name="Forme1" draw:style-name="gr5" draw:text-style-name="P50" svg:width="1.015cm" svg:height="29.701cm" svg:x="-1.326cm" svg:y="-1.972cm"><text:p/><draw:enhanced-geometry svg:viewBox="0 0 21600 21600" draw:type="rectangle" draw:enhanced-path="M 0 0 L 21600 0 21600 21600 0 21600 0 0 Z N"/></draw:custom-shape></text:p>
      <text:p text:style-name="P26"/>
      <text:p text:style-name="P26"/>
      <text:p text:style-name="P26">Cahier des charges </text:p>
      <text:p text:style-name="P27"><text:span text:style-name="T14">P</text:span>rojet <text:span text:style-name="T3">Gestionnaire </text:span></text:p>
      <text:p text:style-name="P28">de mot de pass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7"/>
      <text:p text:style-name="P18"><text:span text:style-name="T11">Réalisé</text:span> par :</text:p>
      <text:p text:style-name="P18"><text:s/><text:span text:style-name="T14">CHIGOT Valentin</text:span></text:p>
      <text:p text:style-name="P18"/>
      <text:p text:style-name="P1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2">Table des matières</text:p>
          </text:index-title>
          <text:p text:style-name="P29"><text:a xlink:type="simple" xlink:href="#__RefHeading___Toc1014_2076252746" text:style-name="Index_20_Link" text:visited-style-name="Index_20_Link">PRÉSENTATION DU PROJET<text:tab/>3</text:a></text:p>
          <text:p text:style-name="P30"><text:a xlink:type="simple" xlink:href="#__RefHeading___Toc1016_2076252746" text:style-name="Index_20_Link" text:visited-style-name="Index_20_Link"><text:s/>1.1. Sujet du projet<text:tab/>3</text:a></text:p>
          <text:p text:style-name="P30"><text:a xlink:type="simple" xlink:href="#__RefHeading___Toc1160_2076252746" text:style-name="Index_20_Link" text:visited-style-name="Index_20_Link"><text:s/>1.2. Rôles<text:tab/>3</text:a></text:p>
          <text:p text:style-name="P31"><text:a xlink:type="simple" xlink:href="#__RefHeading___Toc1162_2076252746" text:style-name="Index_20_Link" text:visited-style-name="Index_20_Link"><text:s/>a) La MOA<text:tab/>3</text:a></text:p>
          <text:p text:style-name="P31"><text:a xlink:type="simple" xlink:href="#__RefHeading___Toc1164_2076252746" text:style-name="Index_20_Link" text:visited-style-name="Index_20_Link"><text:s/>b) La MOE<text:tab/>3</text:a></text:p>
          <text:p text:style-name="P30"><text:a xlink:type="simple" xlink:href="#__RefHeading___Toc1168_2076252746" text:style-name="Index_20_Link" text:visited-style-name="Index_20_Link"><text:s/>1.3. Périmètre du projet<text:tab/>3</text:a></text:p>
          <text:p text:style-name="P31"><text:a xlink:type="simple" xlink:href="#__RefHeading___Toc1170_2076252746" text:style-name="Index_20_Link" text:visited-style-name="Index_20_Link"><text:s/>a) Délai<text:tab/>3</text:a></text:p>
          <text:p text:style-name="P31"><text:a xlink:type="simple" xlink:href="#__RefHeading___Toc1172_2076252746" text:style-name="Index_20_Link" text:visited-style-name="Index_20_Link"><text:s/>b) Coût du projet<text:tab/>4</text:a></text:p>
          <text:p text:style-name="P31"><text:a xlink:type="simple" xlink:href="#__RefHeading___Toc1174_2076252746" text:style-name="Index_20_Link" text:visited-style-name="Index_20_Link"><text:s/>c) Objectifs du projet<text:tab/>4</text:a></text:p>
          <text:p text:style-name="P31"><text:a xlink:type="simple" xlink:href="#__RefHeading___Toc1176_2076252746" text:style-name="Index_20_Link" text:visited-style-name="Index_20_Link"><text:s/>d) Qualité du projet<text:tab/>4</text:a></text:p>
          <text:p text:style-name="P30"><text:a xlink:type="simple" xlink:href="#__RefHeading___Toc1178_2076252746" text:style-name="Index_20_Link" text:visited-style-name="Index_20_Link"><text:s/>1.4. Contenu<text:tab/>4</text:a></text:p>
          <text:p text:style-name="P29"><text:a xlink:type="simple" xlink:href="#__RefHeading___Toc1180_2076252746" text:style-name="Index_20_Link" text:visited-style-name="Index_20_Link"><text:s/>2. PRESTATION ATTENDUES<text:tab/>4</text:a></text:p>
          <text:p text:style-name="P30"><text:a xlink:type="simple" xlink:href="#__RefHeading___Toc1182_2076252746" text:style-name="Index_20_Link" text:visited-style-name="Index_20_Link"><text:s/>2.1. Charte éditoriale<text:tab/>4</text:a></text:p>
          <text:p text:style-name="P30"><text:a xlink:type="simple" xlink:href="#__RefHeading___Toc1184_2076252746" text:style-name="Index_20_Link" text:visited-style-name="Index_20_Link"><text:s/>2.2. Les fonctionnalités attendues<text:tab/>4</text:a></text:p>
          <text:p text:style-name="P29"><text:a xlink:type="simple" xlink:href="#__RefHeading___Toc1186_2076252746" text:style-name="Index_20_Link" text:visited-style-name="Index_20_Link"><text:s/>3. Livrables attendus<text:tab/>4</text:a></text:p>
          <text:p text:style-name="P29"><text:a xlink:type="simple" xlink:href="#__RefHeading___Toc1188_2076252746" text:style-name="Index_20_Link" text:visited-style-name="Index_20_Link"><text:s/>4. Propriétés et droits<text:tab/>4</text:a></text:p>
        </text:index-body>
      </text:table-of-content>
      <text:p text:style-name="P11"><draw:custom-shape text:anchor-type="paragraph" draw:z-index="5" draw:name="Forme1_0" draw:style-name="gr4" draw:text-style-name="P49" svg:width="1.015cm" svg:height="29.701cm" svg:x="-1.326cm" svg:y="-1.972cm"><text:p/><draw:enhanced-geometry svg:viewBox="0 0 21600 21600" draw:type="rectangle" draw:enhanced-path="M 0 0 L 21600 0 21600 21600 0 21600 0 0 Z N"/></draw:custom-shape></text:p>
      <text:h text:style-name="P35" text:outline-level="1" text:is-list-header="true"><text:bookmark-start text:name="__RefHeading___Toc1014_2076252746"/>PRÉSENTATION DU PROJET<text:bookmark-end text:name="__RefHeading___Toc1014_2076252746"/></text:h>
      <text:h text:style-name="P36" text:outline-level="2"><text:bookmark-start text:name="__RefHeading___Toc1016_2076252746"/>Sujet du projet<text:bookmark-end text:name="__RefHeading___Toc1016_2076252746"/></text:h>
      <text:p text:style-name="P25">Création d’un gestionnaire de mot de passe</text:p>
      <text:p text:style-name="P23"/>
      <text:h text:style-name="Heading_20_2" text:outline-level="2"><draw:custom-shape text:anchor-type="paragraph" draw:z-index="6" draw:name="Forme1_1" draw:style-name="gr3" draw:text-style-name="P48" svg:width="1.015cm" svg:height="29.701cm" svg:x="-1.326cm" svg:y="-1.972cm"><text:p/><draw:enhanced-geometry svg:viewBox="0 0 21600 21600" draw:type="rectangle" draw:enhanced-path="M 0 0 L 21600 0 21600 21600 0 21600 0 0 Z N"/></draw:custom-shape><text:bookmark-start text:name="__RefHeading___Toc1160_2076252746"/><text:span text:style-name="T2">R</text:span><text:span text:style-name="T1">ôles</text:span><text:bookmark-end text:name="__RefHeading___Toc1160_2076252746"/></text:h>
      <text:h text:style-name="P39" text:outline-level="3"><text:bookmark-start text:name="__RefHeading___Toc1162_2076252746"/>La MOA <text:bookmark-end text:name="__RefHeading___Toc1162_2076252746"/></text:h>
      <text:p text:style-name="P13">Les personnes à l’origine du projet sont : </text:p>
      <table:table table:name="Tableau1" table:style-name="Tableau1">
        <table:table-column table:style-name="Tableau1.A"/>
        <table:table-column table:style-name="Tableau1.B"/>
        <table:table-row table:style-name="TableLine93851389846528">
          <table:table-cell table:style-name="Tableau1.A1" office:value-type="string">
            <text:p text:style-name="P4">Propriétaire du site de location</text:p>
          </table:table-cell>
          <table:table-cell table:style-name="Tableau1.B1" office:value-type="string">
            <text:p text:style-name="P2">cl<text:span text:style-name="T5">ie</text:span>nt</text:p>
          </table:table-cell>
        </table:table-row>
        <table:table-row table:style-name="TableLine93851380966544">
          <table:table-cell table:style-name="Tableau1.A2" office:value-type="string">
            <text:p text:style-name="Table_20_Contents">Estelle GOUGELET</text:p>
          </table:table-cell>
          <table:table-cell table:style-name="Tableau1.B2" office:value-type="string">
            <text:p text:style-name="Table_20_Contents">Enseignant évaluant le travail</text:p>
          </table:table-cell>
        </table:table-row>
      </table:table>
      <text:p text:style-name="P13"/>
      <text:h text:style-name="P39" text:outline-level="3"><text:bookmark-start text:name="__RefHeading___Toc1164_2076252746"/>La MOE <text:bookmark-end text:name="__RefHeading___Toc1164_2076252746"/></text:h>
      <text:p text:style-name="P13">La MOE représente l’ensemble des personnes chargées de réaliser ce projet</text:p>
      <text:p text:style-name="P13">Les me<text:span text:style-name="T6">m</text:span>b<text:span text:style-name="T6">r</text:span>es de la MOE sont :</text:p>
      <table:table table:name="Tableau2" table:style-name="Tableau2">
        <table:table-column table:style-name="Tableau2.A"/>
        <table:table-column table:style-name="Tableau2.B"/>
        <table:table-row table:style-name="TableLine93851382538144">
          <table:table-cell table:style-name="Tableau2.A1" office:value-type="string">
            <text:p text:style-name="P2">Nom</text:p>
          </table:table-cell>
          <table:table-cell table:style-name="Tableau2.B1" office:value-type="string">
            <text:p text:style-name="P2">Rôles</text:p>
          </table:table-cell>
        </table:table-row>
        <table:table-row table:style-name="TableLine93851337669552">
          <table:table-cell table:style-name="Tableau2.A2" office:value-type="string">
            <text:p text:style-name="P7">Valentin Chigot</text:p>
          </table:table-cell>
          <table:table-cell table:style-name="Tableau2.B2" office:value-type="string">
            <text:p text:style-name="P5">Création <text:span text:style-name="T14">du gestionnaire </text:span></text:p>
          </table:table-cell>
        </table:table-row>
      </table:table>
      <text:p text:style-name="P22"/>
      <text:p text:style-name="P24"/>
      <text:h text:style-name="P37" text:outline-level="2"><text:bookmark-start text:name="__RefHeading___Toc1168_2076252746"/>Périmètre du projet<text:bookmark-end text:name="__RefHeading___Toc1168_2076252746"/></text:h>
      <text:h text:style-name="P40" text:outline-level="3"><text:bookmark-start text:name="__RefHeading___Toc1170_2076252746"/>Délai<text:bookmark-end text:name="__RefHeading___Toc1170_2076252746"/></text:h>
      <text:p text:style-name="P13">Le projet sera réalisé en plusieurs sprints de 2h</text:p>
      <table:table table:name="Tableau3" table:style-name="Tableau3">
        <table:table-column table:style-name="Tableau3.A" table:number-columns-repeated="3"/>
        <table:table-row table:style-name="TableLine93851387026640">
          <table:table-cell table:style-name="Tableau3.A1" office:value-type="string">
            <text:p text:style-name="P2">Sprint</text:p>
          </table:table-cell>
          <table:table-cell table:style-name="Tableau3.A1" office:value-type="string">
            <text:p text:style-name="P2">Attentes</text:p>
          </table:table-cell>
          <table:table-cell table:style-name="Tableau3.C1" office:value-type="string">
            <text:p text:style-name="P2">Délai</text:p>
          </table:table-cell>
        </table:table-row>
        <table:table-row table:style-name="TableLine93851377765328">
          <table:table-cell table:style-name="Tableau3.A2" office:value-type="string">
            <text:p text:style-name="P2">Sprint 1</text:p>
          </table:table-cell>
          <table:table-cell table:style-name="Tableau3.A2" office:value-type="string">
            <text:p text:style-name="P2">-<text:span text:style-name="T7">Cahier des charges</text:span></text:p>
            <text:p text:style-name="P2">-<text:span text:style-name="T7">User Case </text:span></text:p>
            <text:p text:style-name="P2">-<text:span text:style-name="T12">MCD &amp; MLD</text:span></text:p>
            <text:p text:style-name="P6">-<text:span text:style-name="T15">Code</text:span> php</text:p>
          </table:table-cell>
          <table:table-cell table:style-name="Tableau3.C2" office:value-type="string">
            <text:p text:style-name="P8">8h</text:p>
          </table:table-cell>
        </table:table-row>
        <table:table-row table:style-name="TableLine93851378854000">
          <table:table-cell table:style-name="Tableau3.A2" office:value-type="string">
            <text:p text:style-name="P2">Sprint 2</text:p>
          </table:table-cell>
          <table:table-cell table:style-name="Tableau3.A2" office:value-type="string">
            <text:p text:style-name="Table_20_Contents"><text:bookmark text:name="page42R_mcid11"/><text:span text:style-name="T16">-</text:span><text:span text:style-name="T17">Mo</text:span><text:span text:style-name="T16">difiez UC</text:span><text:bookmark text:name="page42R_mcid12"/><text:span text:style-name="T16"><text:line-break/>-</text:span><text:span text:style-name="T17">C</text:span><text:span text:style-name="T16">omplétez le MCD / MLD</text:span><text:bookmark text:name="page42R_mcid14"/><text:span text:style-name="T16"><text:line-break/>-</text:span><text:span text:style-name="T17">Code php</text:span></text:p>
            <text:p text:style-name="P2"/>
          </table:table-cell>
          <table:table-cell table:style-name="Tableau3.C2" office:value-type="string">
            <text:p text:style-name="P9">3h</text:p>
          </table:table-cell>
        </table:table-row>
        <table:table-row table:style-name="TableLine93851369645440">
          <table:table-cell table:style-name="Tableau3.A2" office:value-type="string">
            <text:p text:style-name="P3">Sprint 3 </text:p>
          </table:table-cell>
          <table:table-cell table:style-name="Tableau3.A2" office:value-type="string">
            <text:p text:style-name="P10"><text:bookmark text:name="page42R_mcid22"/>-<text:span text:style-name="T15">M</text:span>odifiez UC</text:p>
            <text:p text:style-name="P10"><text:bookmark text:name="page42R_mcid24"/>-<text:span text:style-name="T15">Double authentification</text:span><text:line-break/>-<text:span text:style-name="T15">Code</text:span></text:p>
            <text:p text:style-name="P2"/>
          </table:table-cell>
          <table:table-cell table:style-name="Tableau3.C2" office:value-type="string">
            <text:p text:style-name="P3"><text:span text:style-name="T18">8</text:span>h</text:p>
          </table:table-cell>
        </table:table-row>
        <text:soft-page-break/>
        <table:table-row table:style-name="TableLine93851369645440">
          <table:table-cell table:style-name="Tableau3.A2" office:value-type="string">
            <text:p text:style-name="P41">Sprint <text:span text:style-name="T18">4</text:span></text:p>
          </table:table-cell>
          <table:table-cell table:style-name="Tableau3.A2" office:value-type="string">
            <text:p text:style-name="P42">-<text:span text:style-name="T15">M</text:span>odifiez UC</text:p>
          </table:table-cell>
          <table:table-cell table:style-name="Tableau3.C2" office:value-type="string">
            <text:p text:style-name="P43">8h</text:p>
          </table:table-cell>
        </table:table-row>
      </table:table>
      <text:p text:style-name="P13"/>
      <text:h text:style-name="P40" text:outline-level="3"><text:bookmark-start text:name="__RefHeading___Toc1172_2076252746"/>Coût du projet<text:bookmark-end text:name="__RefHeading___Toc1172_2076252746"/></text:h>
      <text:p text:style-name="P15"><text:span text:style-name="T15">40000</text:span>€ pour <text:span text:style-name="T15">23</text:span>h de travail</text:p>
      <text:h text:style-name="P40" text:outline-level="3"><text:bookmark-start text:name="__RefHeading___Toc1174_2076252746"/>Objectifs du projet<text:bookmark-end text:name="__RefHeading___Toc1174_2076252746"/></text:h>
      <text:p text:style-name="Standard"><draw:custom-shape text:anchor-type="paragraph" draw:z-index="7" draw:name="Forme1_2" draw:style-name="gr2" draw:text-style-name="P47" svg:width="1.015cm" svg:height="29.701cm" svg:x="-1.326cm" svg:y="-1.972cm"><text:p/><draw:enhanced-geometry svg:viewBox="0 0 21600 21600" draw:type="rectangle" draw:enhanced-path="M 0 0 L 21600 0 21600 21600 0 21600 0 0 Z N"/></draw:custom-shape><text:bookmark text:name="page24R_mcid1"/><text:span text:style-name="T15">P</text:span>rogrammation d'un gestionnaire de mots de passe pour les comptes<text:line-break/>des étudiants SLAM</text:p>
      <text:h text:style-name="P40" text:outline-level="3"><text:bookmark-start text:name="__RefHeading___Toc1176_2076252746"/>Qualité du projet<text:bookmark-end text:name="__RefHeading___Toc1176_2076252746"/></text:h>
      <text:p text:style-name="P14">-<text:span text:style-name="T4">respecter les délai </text:span></text:p>
      <text:p text:style-name="P14">-<text:span text:style-name="T4">respecter la sécurité des données fournies </text:span></text:p>
      <text:p text:style-name="P14">- <text:span text:style-name="T4">garder le tarif conclu lors du contrat </text:span></text:p>
      <text:h text:style-name="P37" text:outline-level="2"><text:bookmark-start text:name="__RefHeading___Toc1178_2076252746"/>Contenu<text:bookmark-end text:name="__RefHeading___Toc1178_2076252746"/></text:h>
      <text:p text:style-name="P19">Le professeur fournies les consignes a suivre.</text:p>
      <text:h text:style-name="P33" text:outline-level="1"><text:bookmark-start text:name="__RefHeading___Toc1180_2076252746"/>PRESTATION ATTENDUES <text:bookmark-end text:name="__RefHeading___Toc1180_2076252746"/></text:h>
      <text:h text:style-name="P38" text:outline-level="2"><text:bookmark-start text:name="__RefHeading___Toc1182_2076252746"/>Charte éditoriale<text:bookmark-end text:name="__RefHeading___Toc1182_2076252746"/></text:h>
      <text:p text:style-name="P15">Il faudra respecter la charte éditoriale fournie par l<text:span text:style-name="T8">e </text:span><text:span text:style-name="T13">professeur.</text:span></text:p>
      <text:h text:style-name="P38" text:outline-level="2"><text:bookmark-start text:name="__RefHeading___Toc1184_2076252746"/>Les fonctionnalités attendues <text:bookmark-end text:name="__RefHeading___Toc1184_2076252746"/></text:h>
      <text:p text:style-name="P20">Un gestionnaire de mots de passe protéger par un mot de passe mere. </text:p>
      <text:h text:style-name="P34" text:outline-level="1"><draw:custom-shape text:anchor-type="paragraph" draw:z-index="8" draw:name="Forme1_3" draw:style-name="gr1" draw:text-style-name="P46" svg:width="1.015cm" svg:height="29.701cm" svg:x="-1.326cm" svg:y="-1.972cm"><text:p/><draw:enhanced-geometry svg:viewBox="0 0 21600 21600" draw:type="rectangle" draw:enhanced-path="M 0 0 L 21600 0 21600 21600 0 21600 0 0 Z N"/></draw:custom-shape><text:bookmark-start text:name="__RefHeading___Toc1186_2076252746"/>Livrables attendus<text:bookmark-end text:name="__RefHeading___Toc1186_2076252746"/></text:h>
      <text:p text:style-name="P16">-<text:span text:style-name="T4">les pièces à livrer pendant et après la réalisation du s</text:span><text:span text:style-name="T9">ite </text:span><text:span text:style-name="T4">sont les suivantes :</text:span></text:p>
      <text:list xml:id="list2700192390" text:style-name="L1">
        <text:list-item>
          <text:p text:style-name="P44">base de donnée complét<text:span text:style-name="T10">ée</text:span> et fonctionnel<text:span text:style-name="T10">le</text:span></text:p>
        </text:list-item>
        <text:list-item>
          <text:p text:style-name="P45">site fonctionnel</text:p>
        </text:list-item>
      </text:list>
      <text:h text:style-name="P34" text:outline-level="1"><text:bookmark-start text:name="__RefHeading___Toc1188_2076252746"/>Propriétés et droits<text:bookmark-end text:name="__RefHeading___Toc1188_2076252746"/></text:h>
      <text:p text:style-name="P21">La propriété du site reviens bien sur a l’élève.</text:p>
      <text:p text:style-name="P15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sans-serif" svg:font-family="sans-serif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b7f0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gr1" style:family="graphic">
      <style:graphic-properties draw:textarea-horizontal-align="justify" draw:textarea-vertical-align="middle" draw:auto-grow-height="false" fo:min-height="0.055cm" fo:min-width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3" draw:name="Forme2" draw:style-name="Mgr1" svg:width="0.061cm" svg:height="0.055cm" svg:x="-1.386cm" svg:y="2.378cm"><text:p/><draw:enhanced-geometry svg:viewBox="0 0 21600 21600" draw:type="rectangle" draw:enhanced-path="M 0 0 L 21600 0 21600 21600 0 21600 0 0 Z N"/></draw:custom-shape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0:29:05.278613850</meta:creation-date>
    <dc:date>2023-03-28T17:46:40.429380353</dc:date>
    <meta:editing-duration>PT1H58M6S</meta:editing-duration>
    <meta:editing-cycles>80</meta:editing-cycles>
    <meta:generator>LibreOffice/7.0.4.2$Linux_X86_64 LibreOffice_project/00$Build-2</meta:generator>
    <meta:document-statistic meta:table-count="3" meta:image-count="0" meta:object-count="0" meta:page-count="4" meta:paragraph-count="84" meta:word-count="339" meta:character-count="1909" meta:non-whitespace-character-count="1624"/>
  </office:meta>
</office:document-meta>
</file>